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6cm" draw:stroke-linejoin="miter" draw:fill="none"/>
    </style:style>
    <style:style style:name="gr2" style:family="graphic" style:parent-style-name="standard">
      <style:graphic-properties draw:stroke="none" svg:stroke-width="0.036cm" draw:stroke-linejoin="miter" draw:fill="solid" draw:fill-color="#000000" draw:opacity="0%"/>
    </style:style>
    <style:style style:name="gr3" style:family="graphic" style:parent-style-name="standard">
      <style:graphic-properties draw:stroke="solid" svg:stroke-width="0.109cm" svg:stroke-color="#000000" draw:stroke-linejoin="round" draw:fill="none" fo:padding-top="0.179cm" fo:padding-bottom="0.179cm" fo:padding-left="0.304cm" fo:padding-right="0.304cm"/>
    </style:style>
    <style:style style:name="gr4" style:family="graphic" style:parent-style-name="standard">
      <style:graphic-properties draw:stroke="solid" svg:stroke-width="0.109cm" svg:stroke-color="#000000" draw:stroke-linejoin="miter" draw:fill="solid" draw:fill-color="#000000" fo:padding-top="0.179cm" fo:padding-bottom="0.179cm" fo:padding-left="0.304cm" fo:padding-right="0.304cm"/>
    </style:style>
    <style:style style:name="gr5" style:family="graphic" style:parent-style-name="standard">
      <style:graphic-properties draw:stroke="solid" svg:stroke-width="0.036cm" svg:stroke-color="#000000" draw:stroke-linejoin="round" draw:fill="none" fo:padding-top="0.143cm" fo:padding-bottom="0.143cm" fo:padding-left="0.268cm" fo:padding-right="0.268cm"/>
    </style:style>
    <style:style style:name="gr6" style:family="graphic" style:parent-style-name="standard">
      <style:graphic-properties draw:stroke="solid" svg:stroke-width="0.036cm" svg:stroke-color="#000000" draw:stroke-linejoin="miter" draw:fill="solid" draw:fill-color="#000000" fo:padding-top="0.143cm" fo:padding-bottom="0.143cm" fo:padding-left="0.268cm" fo:padding-right="0.268cm"/>
    </style:style>
    <style:style style:name="gr7" style:family="graphic" style:parent-style-name="standard">
      <style:graphic-properties draw:stroke="none" svg:stroke-width="0.036cm" draw:stroke-linejoin="miter" draw:fill="solid" draw:fill-color="#000000"/>
    </style:style>
    <style:style style:name="gr8" style:family="graphic" style:parent-style-name="standard">
      <style:graphic-properties draw:stroke="solid" svg:stroke-width="0.159cm" svg:stroke-color="#000000" draw:marker-start-width="0.383cm" draw:marker-end-width="0.383cm" draw:stroke-linejoin="round" draw:fill="none" fo:padding-top="0.203cm" fo:padding-bottom="0.203cm" fo:padding-left="0.328cm" fo:padding-right="0.328cm"/>
    </style:style>
    <style:style style:name="gr9" style:family="graphic" style:parent-style-name="standard">
      <style:graphic-properties draw:stroke="solid" svg:stroke-width="0.106cm" svg:stroke-color="#000000" draw:marker-start-width="0.305cm" draw:marker-end-width="0.305cm" draw:stroke-linejoin="miter" draw:fill="solid" draw:fill-color="#000000" fo:padding-top="0.178cm" fo:padding-bottom="0.178cm" fo:padding-left="0.303cm" fo:padding-right="0.303cm"/>
    </style:style>
    <style:style style:name="gr10" style:family="graphic" style:parent-style-name="standard">
      <style:graphic-properties draw:stroke="solid" svg:stroke-width="0.081cm" svg:stroke-color="#000000" draw:marker-start-width="0.267cm" draw:marker-end-width="0.267cm" draw:stroke-linejoin="round" draw:fill="none" fo:padding-top="0.165cm" fo:padding-bottom="0.165cm" fo:padding-left="0.29cm" fo:padding-right="0.29cm"/>
    </style:style>
    <style:style style:name="gr11" style:family="graphic" style:parent-style-name="standard">
      <style:graphic-properties draw:stroke="solid" svg:stroke-width="0.081cm" svg:stroke-color="#000000" draw:marker-start-width="0.267cm" draw:marker-end-width="0.267cm" draw:stroke-linejoin="miter" draw:fill="solid" draw:fill-color="#000000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054cm"/>
    </style:style>
    <style:style style:name="gr13" style:family="graphic" style:parent-style-name="standard">
      <style:graphic-properties svg:stroke-color="#aadcf7" draw:fill-color="#aadcf7" draw:textarea-horizontal-align="justify" draw:textarea-vertical-align="middle" draw:auto-grow-height="false" fo:min-height="6.65cm" fo:min-width="7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19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648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 draw:opacity="0%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aadcf7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26.25cm" svg:height="19.687cm" svg:x="0cm" svg:y="0cm" svg:viewBox="0 0 26251 19688" draw:points="0,0 26251,0 26251,19688 0,19688">
          <text:p/>
        </draw:polygon>
        <draw:polygon draw:style-name="gr2" draw:text-style-name="P2" draw:layer="layout" svg:width="26.25cm" svg:height="19.687cm" svg:x="0cm" svg:y="0cm" svg:viewBox="0 0 26251 19688" draw:points="0,0 26251,0 26251,19688 0,19688">
          <text:p/>
        </draw:polygon>
        <draw:polygon draw:style-name="gr2" draw:text-style-name="P2" draw:layer="layout" svg:width="4.776cm" svg:height="0cm" svg:x="17.172cm" svg:y="8.293cm" svg:viewBox="0 0 4777 0" draw:points="0,0 4777,0">
          <text:p/>
        </draw:polygon>
        <draw:line draw:style-name="gr3" draw:text-style-name="P1" draw:layer="layout" svg:x1="17.172cm" svg:y1="8.293cm" svg:x2="21.293cm" svg:y2="8.293cm">
          <text:p/>
        </draw:line>
        <draw:polygon draw:style-name="gr4" draw:text-style-name="P3" draw:layer="layout" svg:width="0.496cm" svg:height="0.361cm" svg:x="21.292cm" svg:y="8.112cm" svg:viewBox="0 0 497 362" draw:points="0,362 497,181 0,0">
          <text:p/>
        </draw:polygon>
        <draw:polygon draw:style-name="gr2" draw:text-style-name="P2" draw:layer="layout" svg:width="4.776cm" svg:height="0cm" svg:x="4.411cm" svg:y="8.993cm" svg:viewBox="0 0 4777 0" draw:points="0,0 4777,0">
          <text:p/>
        </draw:polygon>
        <draw:line draw:style-name="gr3" draw:text-style-name="P1" draw:layer="layout" svg:x1="4.411cm" svg:y1="8.993cm" svg:x2="8.532cm" svg:y2="8.993cm">
          <text:p/>
        </draw:line>
        <draw:polygon draw:style-name="gr4" draw:text-style-name="P3" draw:layer="layout" svg:width="0.496cm" svg:height="0.361cm" svg:x="8.532cm" svg:y="8.812cm" svg:viewBox="0 0 497 362" draw:points="0,362 497,181 0,0">
          <text:p/>
        </draw:polygon>
        <draw:polygon draw:style-name="gr2" draw:text-style-name="P2" draw:layer="layout" svg:width="3.135cm" svg:height="1.531cm" svg:x="1.385cm" svg:y="7.845cm" svg:viewBox="0 0 3136 1532" draw:points="0,0 3136,0 3136,1532 0,1532">
          <text:p/>
        </draw:polygon>
        <draw:polygon draw:style-name="gr2" draw:text-style-name="P2" draw:layer="layout" svg:width="3.135cm" svg:height="1.531cm" svg:x="22.076cm" svg:y="7.309cm" svg:viewBox="0 0 3136 1532" draw:points="0,0 3136,0 3136,1532 0,1532">
          <text:p/>
        </draw:polygon>
        <draw:polygon draw:style-name="gr2" draw:text-style-name="P2" draw:layer="layout" svg:width="5.195cm" svg:height="0cm" svg:x="17.172cm" svg:y="9.751cm" svg:viewBox="0 0 5196 0" draw:points="0,0 5196,0">
          <text:p/>
        </draw:polygon>
        <draw:line draw:style-name="gr5" draw:text-style-name="P1" draw:layer="layout" svg:x1="17.172cm" svg:y1="9.751cm" svg:x2="22.149cm" svg:y2="9.751cm">
          <text:p/>
        </draw:line>
        <draw:polygon draw:style-name="gr6" draw:text-style-name="P3" draw:layer="layout" svg:width="0.165cm" svg:height="0.12cm" svg:x="22.149cm" svg:y="9.691cm" svg:viewBox="0 0 166 121" draw:points="0,121 166,61 0,0">
          <text:p/>
        </draw:polygon>
        <draw:polygon draw:style-name="gr2" draw:text-style-name="P2" draw:layer="layout" svg:width="3.135cm" svg:height="1.531cm" svg:x="22.368cm" svg:y="8.986cm" svg:viewBox="0 0 3136 1532" draw:points="0,0 3136,0 3136,1532 0,1532">
          <text:p/>
        </draw:polygon>
        <draw:path draw:style-name="gr7" draw:text-style-name="P3" draw:layer="layout" svg:width="2.057cm" svg:height="0.63cm" svg:x="22.707cm" svg:y="9.48cm" svg:viewBox="0 0 2058 631" svg:d="M31 624l-6-56c13 3 24 5 34 5 13 0 24-2 32-7 8-4 14-10 20-18 3-6 9-21 18-45 1-3 3-8 5-15l-134-353h64l74 204c9 26 18 54 26 82 6-27 15-54 24-80l76-206h60l-135 359c-14 39-25 66-33 80-11 20-23 34-37 43s-30 14-49 14c-12 0-25-2-39-7zM319 623v-43h396v43zM851 488l-135-353h64l76 211c7 23 15 47 22 71 5-19 13-41 23-67l78-215h61l-133 353zM1323 444c-22 19-43 32-64 40-20 8-42 12-66 12-38 0-68-10-89-29s-31-43-31-72c0-18 4-33 12-48 8-14 18-25 30-34 13-9 28-15 44-20 11-3 29-6 53-9 48-6 83-12 106-20 1-9 1-14 1-16 0-24-6-41-17-52-15-13-38-20-69-20-28 0-48 5-62 15-13 10-23 27-29 52l-59-8c5-25 14-45 26-60s30-27 53-36c23-8 50-12 80-12s55 3 73 11c19 6 33 15 42 26s15 24 19 41c2 10 3 29 3 55v80c0 56 1 91 4 106 2 14 7 28 15 42h-63c-6-13-10-27-12-44zM1318 310c-21 10-54 17-97 23-25 4-42 8-53 12-10 5-18 11-24 20-5 8-8 17-8 28 0 16 7 29 19 40s30 16 53 16 43-5 61-15 31-24 40-41c6-14 9-34 9-60zM1470 488v-488h60v488zM1623 69v-69h60v69zM1623 488v-353h60v353zM2003 488v-45c-22 35-55 53-99 53-28 0-54-8-78-24-23-15-41-37-54-65-13-27-20-59-20-95s6-68 18-96c12-29 29-51 52-67 24-15 50-22 80-22 21 0 40 4 56 13 17 9 30 21 41 35v-175h59v488zM1814 312c0 45 9 79 28 101 19 23 42 34 68 34s48-11 66-32c19-22 28-55 28-98 0-49-10-84-28-106-19-23-42-35-69-35-26 0-48 11-66 33s-27 56-27 103z">
          <text:p/>
        </draw:path>
        <draw:polygon draw:style-name="gr2" draw:text-style-name="P2" draw:layer="layout" svg:width="0cm" svg:height="4.046cm" svg:x="15.932cm" svg:y="13.215cm" svg:viewBox="0 0 0 4047" draw:points="0,4047 0,0">
          <text:p/>
        </draw:polygon>
        <draw:line draw:style-name="gr5" draw:text-style-name="P1" draw:layer="layout" svg:x1="15.932cm" svg:y1="17.262cm" svg:x2="15.932cm" svg:y2="13.434cm">
          <text:p/>
        </draw:line>
        <draw:polygon draw:style-name="gr6" draw:text-style-name="P3" draw:layer="layout" svg:width="0.12cm" svg:height="0.165cm" svg:x="15.872cm" svg:y="13.269cm" svg:viewBox="0 0 121 166" draw:points="121,166 61,0 0,166">
          <text:p/>
        </draw:polygon>
        <draw:polygon draw:style-name="gr2" draw:text-style-name="P2" draw:layer="layout" svg:width="0cm" svg:height="4.046cm" svg:x="13.307cm" svg:y="13.215cm" svg:viewBox="0 0 0 4047" draw:points="0,4047 0,0">
          <text:p/>
        </draw:polygon>
        <draw:line draw:style-name="gr5" draw:text-style-name="P1" draw:layer="layout" svg:x1="13.307cm" svg:y1="17.262cm" svg:x2="13.307cm" svg:y2="13.434cm">
          <text:p/>
        </draw:line>
        <draw:polygon draw:style-name="gr6" draw:text-style-name="P3" draw:layer="layout" svg:width="0.12cm" svg:height="0.165cm" svg:x="13.247cm" svg:y="13.269cm" svg:viewBox="0 0 121 166" draw:points="121,166 61,0 0,166">
          <text:p/>
        </draw:polygon>
        <draw:polygon draw:style-name="gr2" draw:text-style-name="P2" draw:layer="layout" svg:width="3.135cm" svg:height="1.531cm" svg:x="1.368cm" svg:y="9.734cm" svg:viewBox="0 0 3136 1532" draw:points="0,0 3136,0 3136,1532 0,1532">
          <text:p/>
        </draw:polygon>
        <draw:path draw:style-name="gr7" draw:text-style-name="P3" draw:layer="layout" svg:width="2.108cm" svg:height="0.622cm" svg:x="1.701cm" svg:y="10.028cm" svg:viewBox="0 0 2109 623" svg:d="M0 488l129-184-119-169h74l54 82c11 16 19 29 25 40 10-15 19-28 27-39l60-83h71l-122 166 131 187h-74l-72-110-19-29-93 139zM325 623v-43h396v43zM759 488v-353h53v49c11-17 26-31 44-41 19-11 40-16 63-16 26 0 47 5 64 16s29 26 35 45c29-41 65-61 109-61 36 0 63 9 81 29 19 19 29 49 29 89v243h-60v-223c0-24-2-41-6-51-4-11-11-19-21-26-10-6-22-9-36-9-24 0-45 8-61 25-17 16-25 42-25 78v206h-60v-230c0-26-5-46-14-59-10-14-26-20-48-20-17 0-33 4-47 13-15 8-25 21-31 39-7 17-10 41-10 74v183zM1556 358l58 8c-6 41-23 72-49 96-26 22-59 34-98 34-48 0-87-16-116-48-29-31-44-76-44-135 0-39 6-72 19-101 13-28 32-50 58-64 25-14 54-21 84-21 38 0 70 9 94 29 24 19 40 47 47 83l-58 8c-6-24-16-41-30-53s-31-18-51-18c-30 0-54 11-73 32-19 22-29 56-29 103 0 48 9 82 28 104 18 21 42 32 71 32 23 0 43-7 59-22 15-14 26-37 30-67zM1664 488v-488h60v488zM1817 488v-488h60v278l142-143h77l-135 131 148 222h-73l-117-181-42 41v140z">
          <text:p/>
        </draw:path>
        <draw:polygon draw:style-name="gr2" draw:text-style-name="P2" draw:layer="layout" svg:width="4.776cm" svg:height="0cm" svg:x="4.338cm" svg:y="10.326cm" svg:viewBox="0 0 4777 0" draw:points="0,0 4777,0">
          <text:p/>
        </draw:polygon>
        <draw:line draw:style-name="gr5" draw:text-style-name="P1" draw:layer="layout" svg:x1="4.338cm" svg:y1="10.326cm" svg:x2="8.896cm" svg:y2="10.326cm">
          <text:p/>
        </draw:line>
        <draw:polygon draw:style-name="gr6" draw:text-style-name="P3" draw:layer="layout" svg:width="0.165cm" svg:height="0.12cm" svg:x="8.896cm" svg:y="10.266cm" svg:viewBox="0 0 166 121" draw:points="0,121 166,61 0,0">
          <text:p/>
        </draw:polygon>
        <draw:polygon draw:style-name="gr2" draw:text-style-name="P2" draw:layer="layout" svg:width="3.135cm" svg:height="1.531cm" svg:x="1.769cm" svg:y="8.375cm" svg:viewBox="0 0 3136 1532" draw:points="0,0 3136,0 3136,1532 0,1532">
          <text:p/>
        </draw:polygon>
        <draw:polygon draw:style-name="gr2" draw:text-style-name="P2" draw:layer="layout" svg:width="1.585cm" svg:height="1.531cm" svg:x="15.049cm" svg:y="17.29cm" svg:viewBox="0 0 1586 1532" draw:points="0,0 1586,0 1586,1532 0,1532">
          <text:p/>
        </draw:polygon>
        <draw:path draw:style-name="gr7" draw:text-style-name="P3" draw:layer="layout" svg:width="0.802cm" svg:height="0.495cm" svg:x="15.404cm" svg:y="17.784cm" svg:viewBox="0 0 803 496" svg:d="M249 358l58 8c-6 41-23 73-49 96s-59 34-98 34c-48 0-87-16-116-47-29-32-44-77-44-136 0-39 6-72 19-101 12-28 32-50 57-64 26-14 54-21 85-21 38 0 70 9 94 29 24 19 40 47 47 83l-58 8c-6-23-16-41-30-53s-31-18-51-18c-30 0-54 11-73 32-19 22-29 56-29 103 0 48 9 82 27 104 19 21 42 32 72 32 23 0 43-7 58-22 16-14 26-36 31-67zM357 488v-488h60v488zM510 488v-488h60v279l142-144h77l-135 131 149 222h-74l-117-181-42 41v140z">
          <text:p/>
        </draw:path>
        <draw:polygon draw:style-name="gr2" draw:text-style-name="P2" draw:layer="layout" svg:width="1.594cm" svg:height="1.531cm" svg:x="12.602cm" svg:y="17.267cm" svg:viewBox="0 0 1595 1532" draw:points="0,0 1595,0 1595,1532 0,1532">
          <text:p/>
        </draw:polygon>
        <draw:path draw:style-name="gr7" draw:text-style-name="P3" draw:layer="layout" svg:width="0.706cm" svg:height="0.484cm" svg:x="12.974cm" svg:y="17.772cm" svg:viewBox="0 0 707 485" svg:d="M0 477v-354h54v54c13-25 26-42 37-50 12-8 25-12 39-12 20 0 41 7 62 20l-21 55c-15-9-29-13-44-13-13 0-25 4-35 12s-18 19-22 32c-7 22-11 45-11 71v185zM203 371l60-9c3 24 12 42 27 55 15 12 37 19 64 19s48-6 61-17 20-25 20-40c0-13-6-24-18-32-8-5-28-12-61-20-44-11-74-21-92-29-16-8-29-19-38-33-8-15-13-31-13-48 0-16 4-30 11-43 7-14 17-25 30-34 9-7 21-13 37-17 17-5 34-8 52-8 28 0 52 4 73 12s37 19 46 33c11 14 18 32 22 55l-59 8c-3-19-11-33-24-43-12-10-30-16-53-16-28 0-48 5-60 14-11 9-17 20-17 32 0 8 3 15 7 21 5 7 13 12 24 16 5 2 23 8 52 16 43 11 72 20 89 27s30 18 39 31c10 14 15 31 15 52 0 20-6 39-18 56-11 18-28 31-50 41s-47 15-75 15c-46 0-81-10-105-29s-39-47-46-85zM699 423l8 53c-17 4-32 5-45 5-22 0-39-3-51-10-11-7-20-16-25-27s-7-35-7-71v-203h-44v-47h44v-87l59-36v123h61v47h-61v207c0 16 1 27 3 32s6 9 10 12c5 3 12 4 21 4 7 0 16 0 27-2z">
          <text:p/>
        </draw:path>
        <draw:polygon draw:style-name="gr2" draw:text-style-name="P2" draw:layer="layout" svg:width="0cm" svg:height="4.046cm" svg:x="11.357cm" svg:y="2.241cm" svg:viewBox="0 0 0 4047" draw:points="0,4047 0,0">
          <text:p/>
        </draw:polygon>
        <draw:line draw:style-name="gr5" draw:text-style-name="P1" draw:layer="layout" svg:x1="11.357cm" svg:y1="6.288cm" svg:x2="11.357cm" svg:y2="2.46cm">
          <text:p/>
        </draw:line>
        <draw:polygon draw:style-name="gr6" draw:text-style-name="P3" draw:layer="layout" svg:width="0.12cm" svg:height="0.165cm" svg:x="11.297cm" svg:y="2.295cm" svg:viewBox="0 0 121 166" draw:points="121,166 61,0 0,166">
          <text:p/>
        </draw:polygon>
        <draw:polygon draw:style-name="gr2" draw:text-style-name="P2" draw:layer="layout" svg:width="0cm" svg:height="4.046cm" svg:x="15.44cm" svg:y="2.241cm" svg:viewBox="0 0 0 4047" draw:points="0,4047 0,0">
          <text:p/>
        </draw:polygon>
        <draw:line draw:style-name="gr8" draw:text-style-name="P1" draw:layer="layout" svg:x1="15.44cm" svg:y1="6.36cm" svg:x2="15.44cm" svg:y2="2.46cm">
          <text:p/>
        </draw:line>
        <draw:polygon draw:style-name="gr9" draw:text-style-name="P3" draw:layer="layout" svg:width="0.389cm" svg:height="0.539cm" svg:x="15.25cm" svg:y="2.1cm" svg:viewBox="0 0 390 540" draw:points="390,540 197,0 0,540">
          <text:p/>
        </draw:polygon>
        <draw:polygon draw:style-name="gr2" draw:text-style-name="P2" draw:layer="layout" svg:width="2.285cm" svg:height="1.531cm" svg:x="10.214cm" svg:y="0.741cm" svg:viewBox="0 0 2286 1532" draw:points="0,0 2286,0 2286,1532 0,1532">
          <text:p/>
        </draw:polygon>
        <draw:path draw:style-name="gr7" draw:text-style-name="P3" draw:layer="layout" svg:width="1.371cm" svg:height="0.504cm" svg:x="10.679cm" svg:y="1.462cm" svg:viewBox="0 0 1372 505" svg:d="M0 256l59-9c3 23 12 41 28 54 15 13 36 19 64 19 27 0 47-5 60-16 14-12 20-25 20-40 0-14-5-24-17-32-8-6-29-12-61-20-44-12-75-21-92-29s-29-19-38-33c-9-15-13-31-13-48 0-16 3-30 11-44 7-13 17-25 29-33 9-7 22-13 38-18s33-7 52-7c27 0 52 4 73 12s36 19 46 33c10 13 17 31 21 54l-59 8c-2-18-10-32-23-43-13-10-31-15-54-15-28 0-47 5-59 14-11 9-17 20-17 32 0 7 2 14 7 21 5 6 12 12 23 16 6 2 23 7 53 15 42 11 72 20 88 28 17 7 30 17 40 31 9 14 14 31 14 51 0 21-6 39-18 57-11 17-28 31-50 41s-47 14-74 14c-46 0-81-9-105-28s-40-48-46-85zM361 497l-6-56c13 4 24 5 34 5 13 0 24-2 32-6 8-5 14-11 20-19 3-6 10-21 18-44 1-4 3-9 5-15l-134-354h64l74 204c10 27 18 54 26 83 7-28 15-55 24-81l76-206h60l-135 359c-14 39-25 66-33 81-11 19-23 34-37 43-13 9-30 14-49 14-12 0-25-3-39-8zM705 361v-353h53v50c26-39 63-58 113-58 21 0 40 4 58 11 18 8 31 18 40 31 9 12 16 26 19 44 2 11 3 30 3 58v217h-59v-215c0-24-3-42-8-54-4-12-13-22-24-29-12-7-26-11-42-11-25 0-48 8-66 24s-28 47-28 92v193zM1313 232l59 8c-6 40-23 72-49 95-27 23-59 34-98 34-48 0-87-15-116-47s-44-77-44-136c0-38 6-72 19-100 12-29 31-50 57-64 26-15 54-22 85-22 38 0 69 10 94 29 24 20 40 47 47 83l-59 8c-5-23-15-41-29-53s-31-18-51-18c-30 0-55 11-74 33-19 21-28 56-28 102 0 48 9 83 27 104 19 22 42 32 72 32 23 0 43-7 58-21 16-15 26-37 30-67z">
          <text:p/>
        </draw:path>
        <draw:polygon draw:style-name="gr2" draw:text-style-name="P2" draw:layer="layout" svg:width="4.776cm" svg:height="0cm" svg:x="4.338cm" svg:y="11.884cm" svg:viewBox="0 0 4777 0" draw:points="0,0 4777,0">
          <text:p/>
        </draw:polygon>
        <draw:line draw:style-name="gr5" draw:text-style-name="P1" draw:layer="layout" svg:x1="4.338cm" svg:y1="11.884cm" svg:x2="8.896cm" svg:y2="11.884cm">
          <text:p/>
        </draw:line>
        <draw:polygon draw:style-name="gr6" draw:text-style-name="P3" draw:layer="layout" svg:width="0.165cm" svg:height="0.12cm" svg:x="8.896cm" svg:y="11.824cm" svg:viewBox="0 0 166 121" draw:points="0,121 166,61 0,0">
          <text:p/>
        </draw:polygon>
        <draw:polygon draw:style-name="gr2" draw:text-style-name="P2" draw:layer="layout" svg:width="3.135cm" svg:height="1.531cm" svg:x="1.368cm" svg:y="10.9cm" svg:viewBox="0 0 3136 1532" draw:points="0,0 3136,0 3136,1532 0,1532">
          <text:p/>
        </draw:polygon>
        <draw:path draw:style-name="gr7" draw:text-style-name="P3" draw:layer="layout" svg:width="2.033cm" svg:height="0.622cm" svg:x="1.701cm" svg:y="11.495cm" svg:viewBox="0 0 2034 623" svg:d="M0 488l129-184-119-169h74l54 82c11 16 19 29 25 40 10-15 19-28 27-39l60-83h71l-122 166 131 187h-74l-72-110-19-29-93 139zM325 623v-43h396v43zM824 488l-109-353h62l56 203 21 76c2-4 8-28 19-73l56-206h62l52 204 18 68 20-68 61-204h58l-111 353h-62l-56-212-13-60-72 272zM1480 358l59 8c-6 41-23 72-50 96-26 22-58 34-97 34-48 0-87-16-116-48-30-31-44-76-44-135 0-39 6-72 19-101 12-28 31-50 57-64s54-21 85-21c38 0 69 9 94 29 24 19 39 47 46 83l-58 8c-6-24-15-41-29-53-15-12-31-18-51-18-30 0-55 11-74 32-19 22-28 56-28 103 0 48 9 82 27 104 18 21 42 32 71 32 24 0 44-7 59-22 16-14 26-37 30-67zM1589 488v-488h59v488zM1742 488v-488h59v278l142-143h77l-134 131 148 222h-74l-116-181-43 41v140z">
          <text:p/>
        </draw:path>
        <draw:polygon draw:style-name="gr2" draw:text-style-name="P2" draw:layer="layout" svg:width="4.776cm" svg:height="0cm" svg:x="17.245cm" svg:y="12.084cm" svg:viewBox="0 0 4777 0" draw:points="0,0 4777,0">
          <text:p/>
        </draw:polygon>
        <draw:line draw:style-name="gr5" draw:text-style-name="P1" draw:layer="layout" svg:x1="17.463cm" svg:y1="12.084cm" svg:x2="22.021cm" svg:y2="12.084cm">
          <text:p/>
        </draw:line>
        <draw:polygon draw:style-name="gr6" draw:text-style-name="P3" draw:layer="layout" svg:width="0.165cm" svg:height="0.12cm" svg:x="17.298cm" svg:y="12.024cm" svg:viewBox="0 0 166 121" draw:points="166,0 0,61 166,121">
          <text:p/>
        </draw:polygon>
        <draw:polygon draw:style-name="gr2" draw:text-style-name="P2" draw:layer="layout" svg:width="3.135cm" svg:height="1.531cm" svg:x="22.368cm" svg:y="11.1cm" svg:viewBox="0 0 3136 1532" draw:points="0,0 3136,0 3136,1532 0,1532">
          <text:p/>
        </draw:polygon>
        <draw:path draw:style-name="gr7" draw:text-style-name="P3" draw:layer="layout" svg:width="2.027cm" svg:height="0.63cm" svg:x="22.707cm" svg:y="11.595cm" svg:viewBox="0 0 2028 631" svg:d="M31 624l-6-56c13 3 24 5 34 5 13 0 24-2 32-7 8-4 14-10 20-18 3-6 9-21 18-45 1-3 3-8 5-15l-134-353h64l74 204c9 26 18 54 26 82 6-27 15-54 24-80l76-206h60l-135 359c-14 39-25 66-33 80-11 20-23 34-37 43s-30 14-49 14c-12 0-25-2-39-7zM319 623v-43h396v43zM818 488l-108-353h62l56 203 21 76c1-4 7-28 18-73l56-206h62l52 204 18 68 21-68 60-204h58l-111 353h-62l-55-212-14-60-71 272zM1475 358l58 8c-6 41-23 72-49 96-26 22-59 34-98 34-48 0-87-16-116-48-29-31-44-76-44-135 0-39 6-72 19-101 12-28 32-50 57-64 26-14 54-21 85-21 38 0 70 9 94 29 24 19 40 47 47 82l-59 9c-5-24-15-41-29-53s-31-18-51-18c-30 0-54 11-73 32-19 22-29 56-29 103 0 48 9 82 27 104 19 21 42 32 72 32 23 0 43-7 58-22 16-14 26-37 31-67zM1583 488v-488h60v488zM1736 488v-488h60v278l142-143h77l-135 131 148 222h-73l-117-181-42 41v140z">
          <text:p/>
        </draw:path>
        <draw:polygon draw:style-name="gr2" draw:text-style-name="P2" draw:layer="layout" svg:width="0cm" svg:height="4.046cm" svg:x="10.391cm" svg:y="13.215cm" svg:viewBox="0 0 0 4047" draw:points="0,4047 0,0">
          <text:p/>
        </draw:polygon>
        <draw:line draw:style-name="gr10" draw:text-style-name="P1" draw:layer="layout" svg:x1="10.391cm" svg:y1="17.262cm" svg:x2="10.391cm" svg:y2="13.434cm">
          <text:p/>
        </draw:line>
        <draw:polygon draw:style-name="gr11" draw:text-style-name="P3" draw:layer="layout" svg:width="0.299cm" svg:height="0.409cm" svg:x="10.25cm" svg:y="13.29cm" svg:viewBox="0 0 300 410" draw:points="300,410 151,0 0,410">
          <text:p/>
        </draw:polygon>
        <draw:polygon draw:style-name="gr2" draw:text-style-name="P2" draw:layer="layout" svg:width="1.594cm" svg:height="1.531cm" svg:x="9.757cm" svg:y="17.23cm" svg:viewBox="0 0 1595 1532" draw:points="0,0 1595,0 1595,1532 0,1532">
          <text:p/>
        </draw:polygon>
        <draw:polygon draw:style-name="gr2" draw:text-style-name="P2" draw:layer="layout" svg:width="4.776cm" svg:height="0cm" svg:x="4.338cm" svg:y="7.48cm" svg:viewBox="0 0 4777 0" draw:points="0,0 4777,0">
          <text:p/>
        </draw:polygon>
        <draw:line draw:style-name="gr5" draw:text-style-name="P1" draw:layer="layout" svg:x1="4.338cm" svg:y1="7.48cm" svg:x2="8.896cm" svg:y2="7.48cm">
          <text:p/>
        </draw:line>
        <draw:polygon draw:style-name="gr6" draw:text-style-name="P3" draw:layer="layout" svg:width="0.165cm" svg:height="0.12cm" svg:x="8.896cm" svg:y="7.42cm" svg:viewBox="0 0 166 121" draw:points="0,121 166,61 0,0">
          <text:p/>
        </draw:polygon>
        <draw:polygon draw:style-name="gr2" draw:text-style-name="P2" draw:layer="layout" svg:width="3.135cm" svg:height="1.531cm" svg:x="1.769cm" svg:y="6.496cm" svg:viewBox="0 0 3136 1532" draw:points="0,0 3136,0 3136,1532 0,1532">
          <text:p/>
        </draw:polygon>
        <draw:path draw:style-name="gr7" draw:text-style-name="P3" draw:layer="layout" svg:width="1.44cm" svg:height="0.496cm" svg:x="2.102cm" svg:y="7.217cm" svg:viewBox="0 0 1441 497" svg:d="M0 361l129-183-119-170h74l55 83c10 15 18 28 24 39 10-14 19-27 27-39l60-83h71l-122 166 131 187h-73l-73-109-19-30-93 139zM325 497v-44h396v44zM824 361l-109-353h63l55 204 22 76c1-4 7-28 18-73l56-207h62l52 205 18 67 20-68 61-204h58l-111 353h-62l-56-211-13-60-72 271zM1250 361v-353h53v54c14-25 27-42 38-50 12-8 25-12 39-12 20 0 40 6 61 19l-20 56c-15-9-30-13-44-13-13 0-25 4-35 12-11 8-18 18-23 32-7 21-10 45-10 70v185z">
          <text:p/>
        </draw:path>
        <draw:frame draw:style-name="gr12" draw:text-style-name="P4" draw:layer="layout" svg:width="3.554cm" svg:height="0.954cm" svg:x="13.7cm" svg:y="1.146cm">
          <draw:text-box>
            <text:p>ro [nb+7:0]</text:p>
          </draw:text-box>
        </draw:frame>
        <draw:custom-shape draw:style-name="gr13" draw:text-style-name="P6" draw:layer="layout" svg:width="8cm" svg:height="6.9cm" svg:x="9.2cm" svg:y="6.3cm">
          <text:p text:style-name="P5">Asynchronous Sample</text:p>
          <text:p text:style-name="P5">Rate Converter</text:p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2.691cm" svg:height="0.954cm" svg:x="9.109cm" svg:y="17.6cm">
          <draw:text-box>
            <text:p>Nc [7:0]</text:p>
          </draw:text-box>
        </draw:frame>
        <draw:frame draw:style-name="gr15" draw:text-style-name="P4" draw:layer="layout" svg:width="3.148cm" svg:height="0.954cm" svg:x="1.146cm" svg:y="8.446cm">
          <draw:text-box>
            <text:p>x [nb-1:0]</text:p>
          </draw:text-box>
        </draw:frame>
        <draw:frame draw:style-name="gr15" draw:text-style-name="P4" draw:layer="layout" svg:width="3.148cm" svg:height="0.954cm" svg:x="22.1cm" svg:y="7.8cm">
          <draw:text-box>
            <text:p>y [nb-1:0]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25cm" fo:page-height="37.1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1-08T10:55:50.163413126</dc:date>
    <meta:editing-duration>PT5M2S</meta:editing-duration>
    <meta:editing-cycles>2</meta:editing-cycles>
    <meta:generator>LibreOffice/5.3.6.1$Linux_X86_64 LibreOffice_project/30$Build-1</meta:generator>
    <meta:document-statistic meta:object-count="63"/>
  </office:meta>
</office:document-meta>
</file>